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itle">
      <style:text-properties officeooo:rsid="00103b00" officeooo:paragraph-rsid="00103b00"/>
    </style:style>
    <style:style style:name="P2" style:family="paragraph" style:parent-style-name="First_20_line_20_indent">
      <style:text-properties officeooo:rsid="001a923c" officeooo:paragraph-rsid="001a923c"/>
    </style:style>
    <style:style style:name="P3" style:family="paragraph" style:parent-style-name="First_20_line_20_indent">
      <style:text-properties officeooo:rsid="001a923c" officeooo:paragraph-rsid="001a923c"/>
    </style:style>
    <style:style style:name="P4" style:family="paragraph" style:parent-style-name="First_20_line_20_indent">
      <style:text-properties officeooo:paragraph-rsid="0026d80d"/>
    </style:style>
    <style:style style:name="T1" style:family="text">
      <style:text-properties officeooo:rsid="001486e2"/>
    </style:style>
    <style:style style:name="T2" style:family="text">
      <style:text-properties officeooo:rsid="00174ae6"/>
    </style:style>
    <style:style style:name="T3" style:family="text">
      <style:text-properties officeooo:rsid="001a3ec0"/>
    </style:style>
    <style:style style:name="T4" style:family="text">
      <style:text-properties officeooo:rsid="001a923c"/>
    </style:style>
    <style:style style:name="T5" style:family="text">
      <style:text-properties officeooo:rsid="001b98c2"/>
    </style:style>
    <style:style style:name="T6" style:family="text">
      <style:text-properties officeooo:rsid="001e48d0"/>
    </style:style>
    <style:style style:name="T7" style:family="text">
      <style:text-properties officeooo:rsid="001f1c39"/>
    </style:style>
    <style:style style:name="T8" style:family="text">
      <style:text-properties officeooo:rsid="00207c13"/>
    </style:style>
    <style:style style:name="T9" style:family="text">
      <style:text-properties officeooo:rsid="0026d80d"/>
    </style:style>
    <style:style style:name="T10" style:family="text">
      <style:text-properties officeooo:rsid="002b4f9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me Mac Gyver <text:span text:style-name="T6">Maze</text:span>, document explicatif</text:p>
      <text:p text:style-name="Subtitle">Sébastien Jourdan</text:p>
      <text:p text:style-name="Text_20_body"/>
      <text:h text:style-name="Heading_20_1" text:outline-level="1">Lien vers le projet Mac Gyver : </text:h>
      <text:p text:style-name="First_20_line_20_indent"><text:a xlink:type="simple" xlink:href="https://github.com/sebajou/MacGyver_labyrinthe" text:style-name="Internet_20_link" text:visited-style-name="Visited_20_Internet_20_Link">https://github.com/sebajou/MacGyver_labyrinthe</text:a></text:p>
      <text:p text:style-name="First_20_line_20_indent"/>
      <text:h text:style-name="Heading_20_1" text:outline-level="1">Choix de l’algorithme</text:h>
      <text:p text:style-name="First_20_line_20_indent">L’algorithme peu se scindé en deux parties, la partie console, où l’on peut jouer aux jeux dans la console, et la partie graphique, où l’on joue aux jeux dans un environnement graphique et <text:span text:style-name="T3">sonore</text:span> grâce à PyGame. </text:p>
      <text:p text:style-name="First_20_line_20_indent">Initialement, l’algorithme ne contenait pas de mode graphique. Il a d’abord été <text:span text:style-name="T3">développé</text:span> de manière <text:span text:style-name="T3">procédurale</text:span>, puis refactoré avec des <text:span text:style-name="T3">fonctions</text:span> et enfin les fonctions ont été regroupées et réarrangées pour fonctionner dans des classes, <text:span text:style-name="T7">avec quelquefois un héritage entre les classes</text:span>. Une <text:span text:style-name="T10">couche</text:span> PyGame, a alors été réalisée en rajoutant des modules contenant des classes utilisant PyGame. </text:p>
      <text:p text:style-name="First_20_line_20_indent">Pour la partie console, le labyrinthe est chargé dans une table à partir d’un fichier texte o<text:span text:style-name="T10">ù</text:span> des lettres et des symboles <text:span text:style-name="T3">représentent</text:span> le labyrinthe. <text:span text:style-name="T3">Un autre autre labyrinthe peut être réalisé en remplaçant le fichier texte, ou en modifiant le chemin vers le fichier texte dans le code. </text:span></text:p>
      <text:p text:style-name="First_20_line_20_indent">Le déplacement de Mac Gyver consiste à enregistrer la commande de déplacement de Mac Gyver et prédire si le déplacement est possible (si Mac Gyver ne va pas dans le mur). </text:p>
      <text:p text:style-name="First_20_line_20_indent">Les objet<text:span text:style-name="T4">s</text:span> (que j’ai nommé artefacts dans le jeu), sont effacé<text:span text:style-name="T8">s</text:span> du labyrinthe une fois que Mac Gyver passe dessus. Un conteur enregistre alors le nombre d’artefacts collecté. </text:p>
      <text:p text:style-name="First_20_line_20_indent">La victoire, ou la mort <text:span text:style-name="T10">(atroce)</text:span>, de Mac Gyver survient lorsqu’il se trouve à la position du gardien. Le gardien n’est pas <text:span text:style-name="T4">considéré</text:span> comme un objet. Dans ce programme c’est juste une position dans le labyrinthe <text:span text:style-name="T10">où est affiché son (affreux) visage</text:span>. </text:p>
      <text:p text:style-name="P2">Le module « build_maze » utilise pygame pour charger le labyrinthe en mode graphique. Pour chaque symbole dans la table contenant le labyrinthe, le module, créez une surface et charge une image correspondante. <text:span text:style-name="T8">Chaque case contient une image (de mur, de sol, d’artefacts ou de personnages)</text:span>. </text:p>
      <text:p text:style-name="P2">Le module « sound_music_and_message » se charge de jouer des sons et envoyer des messages à l’écran lorsqu’il est appelé par d’autres modules. </text:p>
      <text:p text:style-name="First_20_line_20_indent"/>
      <text:h text:style-name="Heading_20_1" text:outline-level="1"><text:soft-page-break/>Difficulté rencontrée et solutions trouvées </text:h>
      <text:p text:style-name="First_20_line_20_indent"><text:span text:style-name="T1">Déplacer</text:span> Mac Gyver <text:span text:style-name="T5">m’a demandé de la réflexion. Ma solution consiste à prédire si le déplacement doit être exécuté ou non. Cette solution a le défaut de ne pas être évolutive. En effet, si je veux rendre le déplacement plus rapide, cette partie de l’algorithme devra être entièrement revue. Un déplacement à l’aide du module PyGame est peut-être plus souple. </text:span></text:p>
      <text:p text:style-name="First_20_line_20_indent"><text:span text:style-name="T5">Pendant le développement de ce programme, j’ai été amené à réaliser des h</text:span>éritages. <text:span text:style-name="T5">L’utilisation de l’héritage que j’ai fait dans ce jeu est bien en dessous du potentiel de ce paradigme. </text:span></text:p>
      <text:p text:style-name="First_20_line_20_indent"><text:span text:style-name="T9">Pour chercher l’inspiration, j’ai été amené à lire des jeux faits sous PyGame par d’autres codeurs. Il m’a paru très difficile de lire et comprendre le code fait par un autre, surtout s’il manque des commentaires… </text:span></text:p>
      <text:p text:style-name="First_20_line_20_indent"><text:span text:style-name="T9">Dans ma version de labyrinthe, le</text:span> gard<text:span text:style-name="T9">ien est</text:span> juste une position. <text:span text:style-name="T9">C’est la solution la plus simple, et elle est adéquate,</text:span> car le jeu n’est pas appelé à évoluer <text:span text:style-name="T2">(par exemple avec le garde qui se déplace)</text:span>. </text:p>
      <text:p text:style-name="First_20_line_20_indent"><text:span text:style-name="T9">La documentation de PyGame est difficile d’accès. Elle est utile, surtout si on a déjà une compréhension du fonctionnement de PyGame et pour voir dans le détail le fonctionnement de chaque objet</text:span> Pygame. </text:p>
      <text:p text:style-name="P4"><text:span text:style-name="T9">Enfin ma dernière difficulté a été de freezer le programme. J’ai voulu utiliser cx_Freeze. Je n’ai jamais réussi… Finalement, un requirements.txt suffit. </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fo:padding="0.049cm"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fo:padding="0.049cm"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0T16:40:22.328217419</meta:creation-date>
    <dc:date>2019-11-26T18:26:40.479389715</dc:date>
    <meta:editing-duration>PT7H31M</meta:editing-duration>
    <meta:editing-cycles>32</meta:editing-cycles>
    <meta:generator>LibreOffice/6.0.7.3$Linux_X86_64 LibreOffice_project/00m0$Build-3</meta:generator>
    <meta:document-statistic meta:table-count="0" meta:image-count="0" meta:object-count="0" meta:page-count="2" meta:paragraph-count="20" meta:word-count="557" meta:character-count="3447" meta:non-whitespace-character-count="2894"/>
  </office:meta>
</office:document-meta>
</file>